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44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15.18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425cm"/>
    </style:style>
    <style:style style:name="co10" style:family="table-column">
      <style:table-column-properties fo:break-before="auto" style:column-width="11.051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13.13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 style:data-style-name="N40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 style:data-style-name="N4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5" style:family="table-cell" style:parent-style-name="Default" style:data-style-name="N40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 style:data-style-name="N40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nies-House-search-result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1" table:default-cell-style-name="ce13"/>
        <table:table-column table:style-name="co13" table:number-columns-repeated="1011" table:default-cell-style-name="ce13"/>
        <table:table-row table:style-name="ro1">
          <table:table-cell table:style-name="ce12" office:value-type="string" calcext:value-type="string">
            <text:p>Company name</text:p>
          </table:table-cell>
          <table:table-cell table:style-name="ce12" office:value-type="string" calcext:value-type="string">
            <text:p>Company number</text:p>
          </table:table-cell>
          <table:table-cell table:style-name="ce12" office:value-type="string" calcext:value-type="string">
            <text:p>Company status</text:p>
          </table:table-cell>
          <table:table-cell table:style-name="ce12" office:value-type="string" calcext:value-type="string">
            <text:p>Incorporation date</text:p>
          </table:table-cell>
          <table:table-cell table:style-name="ce12" office:value-type="string" calcext:value-type="string">
            <text:p>Dissolution date</text:p>
          </table:table-cell>
          <table:table-cell table:style-name="ce12" office:value-type="string" calcext:value-type="string">
            <text:p>Nature of business code(s)</text:p>
          </table:table-cell>
          <table:table-cell table:style-name="ce12" office:value-type="string" calcext:value-type="string">
            <text:p>Nature of business description(s)</text:p>
          </table:table-cell>
          <table:table-cell table:style-name="ce12" office:value-type="string" calcext:value-type="string">
            <text:p>Bona fide STEMM business?</text:p>
          </table:table-cell>
          <table:table-cell table:style-name="ce12" office:value-type="string" calcext:value-type="string">
            <text:p>Listed as Exeter Science Park business?</text:p>
          </table:table-cell>
          <table:table-cell table:number-columns-repeated="2" table:style-name="ce12" office:value-type="string" calcext:value-type="string">
            <text:p>Registered office at Exeter Science Park?</text:p>
          </table:table-cell>
          <table:table-cell table:number-columns-repeated="2" table:style-name="ce12" office:value-type="string" calcext:value-type="string">
            <text:p>Registered/head office elsewhere?</text:p>
          </table:table-cell>
          <table:table-cell table:style-name="ce12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8 Technology Group Ltd</text:p>
          </table:table-cell>
          <table:table-cell office:value-type="float" office:value="10859806" calcext:value-type="float">
            <text:p>1085980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07-11" calcext:value-type="date">
            <text:p>11 Jul 2017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Turing Building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bode Heat Ltd</text:p>
          </table:table-cell>
          <table:table-cell office:value-type="float" office:value="11662383" calcext:value-type="float">
            <text:p>1166238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11-06" calcext:value-type="date">
            <text:p>6 Nov 2018</text:p>
          </table:table-cell>
          <table:table-cell table:style-name="ce15"/>
          <table:table-cell office:value-type="float" office:value="74901" calcext:value-type="float">
            <text:p>74901</text:p>
          </table:table-cell>
          <table:table-cell office:value-type="string" calcext:value-type="string">
            <text:p>Environmental consulting activitie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qua Consultants Ltd</text:p>
          </table:table-cell>
          <table:table-cell office:value-type="float" office:value="6480615" calcext:value-type="float">
            <text:p>648061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8-01-23" calcext:value-type="date">
            <text:p>23 Jan 2008</text:p>
          </table:table-cell>
          <table:table-cell table:style-name="ce15"/>
          <table:table-cell office:value-type="float" office:value="82990" calcext:value-type="float">
            <text:p>82990</text:p>
          </table:table-cell>
          <table:table-cell office:value-type="string" calcext:value-type="string">
            <text:p>Other business support service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80 Station Parade, Harrogate HG1 1HQ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quila MMXX Ltd</text:p>
          </table:table-cell>
          <table:table-cell office:value-type="float" office:value="11712467" calcext:value-type="float">
            <text:p>1171246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12-05" calcext:value-type="date">
            <text:p>5 Dec 2018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ttomarker Ltd</text:p>
          </table:table-cell>
          <table:table-cell office:value-type="float" office:value="6550714" calcext:value-type="float">
            <text:p>655071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8-04-01" calcext:value-type="date">
            <text:p>1 Apr 2008</text:p>
          </table:table-cell>
          <table:table-cell table:style-name="ce15"/>
          <table:table-cell office:value-type="float" office:value="72190" calcext:value-type="float">
            <text:p>72190</text:p>
          </table:table-cell>
          <table:table-cell office:value-type="string" calcext:value-type="string">
            <text:p>Other research and experimental development on natural sciences and engineer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span text:style-name="T2">Unit </text:span>1a Lamarr Building, 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utoSLM Ltd</text:p>
          </table:table-cell>
          <table:table-cell office:value-type="float" office:value="8015530" calcext:value-type="float">
            <text:p>801553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2-04-02" calcext:value-type="date">
            <text:p>2 Apr 2012</text:p>
          </table:table-cell>
          <table:table-cell table:style-name="ce15"/>
          <table:table-cell office:value-type="float" office:value="82990" calcext:value-type="float">
            <text:p>82990</text:p>
          </table:table-cell>
          <table:table-cell office:value-type="string" calcext:value-type="string">
            <text:p>Other business support service activities not elsewhere classified</text:p>
          </table:table-cell>
          <table:table-cell table:number-columns-repeated="2"/>
          <table:table-cell office:value-type="string" calcext:value-type="string">
            <text:p>Turing Building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init Group Ltd</text:p>
          </table:table-cell>
          <table:table-cell office:value-type="float" office:value="10348676" calcext:value-type="float">
            <text:p>1034867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6-08-26" calcext:value-type="date">
            <text:p>26 Aug 2016</text:p>
          </table:table-cell>
          <table:table-cell table:style-name="ce15"/>
          <table:table-cell office:value-type="string" calcext:value-type="string">
            <text:p>38110 38320 74901 74909</text:p>
          </table:table-cell>
          <table:table-cell office:value-type="string" calcext:value-type="string">
            <text:p>Collection of non-hazardous waste, Recovery of sorted materials, Environmental consulting activities, Other professional, scientific and technical activities not elsewhere classified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KD Wealth Management Ltd</text:p>
          </table:table-cell>
          <table:table-cell office:value-type="float" office:value="8266483" calcext:value-type="float">
            <text:p>826648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2-10-24" calcext:value-type="date">
            <text:p>24 Oct 2012</text:p>
          </table:table-cell>
          <table:table-cell table:style-name="ce15"/>
          <table:table-cell office:value-type="string" calcext:value-type="string">
            <text:p>65110 66220</text:p>
          </table:table-cell>
          <table:table-cell office:value-type="string" calcext:value-type="string">
            <text:p>Life insurance, Activities of insurance agents and broker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ue Cedar Homes Ltd</text:p>
          </table:table-cell>
          <table:table-cell office:value-type="float" office:value="6444180" calcext:value-type="float">
            <text:p>644418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12-04" calcext:value-type="date">
            <text:p>4 Dec 2007</text:p>
          </table:table-cell>
          <table:table-cell table:style-name="ce15"/>
          <table:table-cell office:value-type="float" office:value="41202" calcext:value-type="float">
            <text:p>41202</text:p>
          </table:table-cell>
          <table:table-cell office:value-type="string" calcext:value-type="string">
            <text:p>Construction of domestic building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oomi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400 Liberty Ridge Drive, Chesterbrook PA19087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PL Hold Ltd</text:p>
          </table:table-cell>
          <table:table-cell office:value-type="float" office:value="9684781" calcext:value-type="float">
            <text:p>9684781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14" calcext:value-type="date">
            <text:p>14 Jul 2015</text:p>
          </table:table-cell>
          <table:table-cell table:style-name="ce15" office:value-type="date" office:date-value="2020-12-29" calcext:value-type="date">
            <text:p>29 Dec 2020</text:p>
          </table:table-cell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ffett Properties Ltd</text:p>
          </table:table-cell>
          <table:table-cell office:value-type="float" office:value="7231264" calcext:value-type="float">
            <text:p>7231264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0-04-22" calcext:value-type="date">
            <text:p>22 Apr 2010</text:p>
          </table:table-cell>
          <table:table-cell table:style-name="ce15" office:value-type="date" office:date-value="2015-10-20" calcext:value-type="date">
            <text:p>20 Oct 2015</text:p>
          </table:table-cell>
          <table:table-cell office:value-type="float" office:value="68100" calcext:value-type="float">
            <text:p>68100</text:p>
          </table:table-cell>
          <table:table-cell office:value-type="string" calcext:value-type="string">
            <text:p>Buying and selling of own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ild Blox Ltd</text:p>
          </table:table-cell>
          <table:table-cell office:value-type="float" office:value="2568410" calcext:value-type="float">
            <text:p>2568410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1990-12-13" calcext:value-type="date">
            <text:p>13 Dec 1990</text:p>
          </table:table-cell>
          <table:table-cell table:style-name="ce15" office:value-type="date" office:date-value="2014-12-02" calcext:value-type="date">
            <text:p>2 Dec 2014</text:p>
          </table:table-cell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rrington Estates (Eurotech House) Ltd</text:p>
          </table:table-cell>
          <table:table-cell office:value-type="float" office:value="11040226" calcext:value-type="float">
            <text:p>1104022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10-31" calcext:value-type="date">
            <text:p>31 Oct 2017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rrington Estates (Exeter Skypark) Ltd</text:p>
          </table:table-cell>
          <table:table-cell office:value-type="float" office:value="12660843" calcext:value-type="float">
            <text:p>1266084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0-06-10" calcext:value-type="date">
            <text:p>10 Jun 2020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rrington Estates CD (Kingskerswell) Ltd</text:p>
          </table:table-cell>
          <table:table-cell office:value-type="float" office:value="13771874" calcext:value-type="float">
            <text:p>1377187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11-29" calcext:value-type="date">
            <text:p>29 Nov 2021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thedral Financial Management (Financial Planning) LLP [owned by Eagle One]</text:p>
          </table:table-cell>
          <table:table-cell office:value-type="string" calcext:value-type="string">
            <text:p>OC303199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2-10-21" calcext:value-type="date">
            <text:p>21 Oct 2002</text:p>
          </table:table-cell>
          <table:table-cell table:style-name="ce15" office:value-type="date" office:date-value="2020-02-11" calcext:value-type="date">
            <text:p>11 Feb 202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EFAS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akefield Road, Lowestoft, Suffolk NR33 0HT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ineon Training Ltd</text:p>
          </table:table-cell>
          <table:table-cell office:value-type="float" office:value="7262796" calcext:value-type="float">
            <text:p>726279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0-05-24" calcext:value-type="date">
            <text:p>24 May 2010</text:p>
          </table:table-cell>
          <table:table-cell table:style-name="ce15"/>
          <table:table-cell office:value-type="string" calcext:value-type="string">
            <text:p>58290 71122 72190 85590</text:p>
          </table:table-cell>
          <table:table-cell office:value-type="string" calcext:value-type="string">
            <text:p>Other software publishing, Engineering related scientific and technical consulting activities, Other research and experimental development on natural sciences and engineering, Other education not elsewhere classified 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mon Seas CIC</text:p>
          </table:table-cell>
          <table:table-cell office:value-type="float" office:value="8524506" calcext:value-type="float">
            <text:p>852450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3-05-10" calcext:value-type="date">
            <text:p>10 May 2013</text:p>
          </table:table-cell>
          <table:table-cell table:style-name="ce15"/>
          <table:table-cell office:value-type="float" office:value="74901" calcext:value-type="float">
            <text:p>74901</text:p>
          </table:table-cell>
          <table:table-cell office:value-type="string" calcext:value-type="string">
            <text:p>Environmental consulting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/O English In Totnes, Gate House 2 High Street, Totnes TQ9 5RZ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cept First Ltd</text:p>
          </table:table-cell>
          <table:table-cell office:value-type="float" office:value="4325140" calcext:value-type="float">
            <text:p>432514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1-11-20" calcext:value-type="date">
            <text:p>20 Nov 2011</text:p>
          </table:table-cell>
          <table:table-cell table:style-name="ce15"/>
          <table:table-cell office:value-type="string" calcext:value-type="string">
            <text:p>62012 62020</text:p>
          </table:table-cell>
          <table:table-cell office:value-type="string" calcext:value-type="string">
            <text:p>Business and domestic software development, Information technology consultancy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reat Pitt Farmhouse, Silverton, Exeter EX5 4BW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figo Software Ltd</text:p>
          </table:table-cell>
          <table:table-cell office:value-type="float" office:value="13669982" calcext:value-type="float">
            <text:p>1366998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10-08" calcext:value-type="date">
            <text:p>8 Oct 2021</text:p>
          </table:table-cell>
          <table:table-cell table:style-name="ce15"/>
          <table:table-cell office:value-type="string" calcext:value-type="string">
            <text:p>58290 62012</text:p>
          </table:table-cell>
          <table:table-cell office:value-type="string" calcext:value-type="string">
            <text:p>Other software publishing, Business and domestic software developmen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rouch Waterfall &amp; Partners Ltd</text:p>
          </table:table-cell>
          <table:table-cell office:value-type="float" office:value="4705546" calcext:value-type="float">
            <text:p>470554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3-03-20" calcext:value-type="date">
            <text:p>20 Mar 2003</text:p>
          </table:table-cell>
          <table:table-cell table:style-name="ce15"/>
          <table:table-cell office:value-type="float" office:value="82990" calcext:value-type="float">
            <text:p>82990</text:p>
          </table:table-cell>
          <table:table-cell office:value-type="string" calcext:value-type="string">
            <text:p>Other business support service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5 Apex Court Woodlands, Bradley Stoke, Bristol BS32 4JT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DS 2015 Hold Ltd</text:p>
          </table:table-cell>
          <table:table-cell office:value-type="float" office:value="9684804" calcext:value-type="float">
            <text:p>9684804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14" calcext:value-type="date">
            <text:p>14 Jul 2015</text:p>
          </table:table-cell>
          <table:table-cell table:style-name="ce15" office:value-type="date" office:date-value="2020-12-29" calcext:value-type="date">
            <text:p>29 Dec 2020</text:p>
          </table:table-cell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alcour Maclaren Ltd</text:p>
          </table:table-cell>
          <table:table-cell office:value-type="float" office:value="4836300" calcext:value-type="float">
            <text:p>483630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3-07-17" calcext:value-type="date">
            <text:p>17 Jul 2003</text:p>
          </table:table-cell>
          <table:table-cell table:style-name="ce15"/>
          <table:table-cell office:value-type="float" office:value="71129" calcext:value-type="float">
            <text:p>71129</text:p>
          </table:table-cell>
          <table:table-cell office:value-type="string" calcext:value-type="string">
            <text:p>Other engineering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 Staplehurst Farm, Weston-On-The-Green, Bicester, Oxfordshire, OX25 3QU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lerweb (Eight Technology Ltd)</text:p>
          </table:table-cell>
          <table:table-cell office:value-type="float" office:value="4760989" calcext:value-type="float">
            <text:p>476098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3-05-12" calcext:value-type="date">
            <text:p>12 May 2003</text:p>
          </table:table-cell>
          <table:table-cell table:style-name="ce15"/>
          <table:table-cell office:value-type="float" office:value="62090" calcext:value-type="float">
            <text:p>62090</text:p>
          </table:table-cell>
          <table:table-cell office:value-type="string" calcext:value-type="string">
            <text:p>Other information technology service activitie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Turing Building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nsmith Ltd</text:p>
          </table:table-cell>
          <table:table-cell office:value-type="float" office:value="6444170" calcext:value-type="float">
            <text:p>6444170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7-12-04" calcext:value-type="date">
            <text:p>4 Dec 2007</text:p>
          </table:table-cell>
          <table:table-cell table:style-name="ce15" office:value-type="date" office:date-value="2017-06-20" calcext:value-type="date">
            <text:p>20 Jun 2017</text:p>
          </table:table-cell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iagnexia UK Ltd</text:p>
          </table:table-cell>
          <table:table-cell office:value-type="float" office:value="13236796" calcext:value-type="float">
            <text:p>1323679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03-01" calcext:value-type="date">
            <text:p>1 Mar 2021</text:p>
          </table:table-cell>
          <table:table-cell table:style-name="ce15"/>
          <table:table-cell office:value-type="string" calcext:value-type="string">
            <text:p>63110 74909</text:p>
          </table:table-cell>
          <table:table-cell office:value-type="string" calcext:value-type="string">
            <text:p>Data processing, hosting and related activities, Other professional, scientific and technical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5 Gresham Street, London EC2V 7BG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MA Financial Planning Ltd</text:p>
          </table:table-cell>
          <table:table-cell office:value-type="float" office:value="4523569" calcext:value-type="float">
            <text:p>452356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2-09-02" calcext:value-type="date">
            <text:p>2 Sep 2002</text:p>
          </table:table-cell>
          <table:table-cell table:style-name="ce15"/>
          <table:table-cell office:value-type="float" office:value="64999" calcext:value-type="float">
            <text:p>64999</text:p>
          </table:table-cell>
          <table:table-cell office:value-type="string" calcext:value-type="string">
            <text:p>Financial intermediation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1 Developments Ltd</text:p>
          </table:table-cell>
          <table:table-cell office:value-type="float" office:value="2479270" calcext:value-type="float">
            <text:p>247927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0-03-09" calcext:value-type="date">
            <text:p>9 Mar 1990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Land 001 Ltd</text:p>
          </table:table-cell>
          <table:table-cell office:value-type="float" office:value="6466433" calcext:value-type="float">
            <text:p>6466433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8-01-08" calcext:value-type="date">
            <text:p>8 Jan 2008</text:p>
          </table:table-cell>
          <table:table-cell table:style-name="ce15" office:value-type="date" office:date-value="2018-05-15" calcext:value-type="date">
            <text:p>15 May 2018</text:p>
          </table:table-cell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Land Ltd</text:p>
          </table:table-cell>
          <table:table-cell office:value-type="float" office:value="6364030" calcext:value-type="float">
            <text:p>636403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09-07" calcext:value-type="date">
            <text:p>7 Sep 2007</text:p>
          </table:table-cell>
          <table:table-cell table:style-name="ce15"/>
          <table:table-cell office:value-type="float" office:value="41100" calcext:value-type="float">
            <text:p>41100</text:p>
          </table:table-cell>
          <table:table-cell office:value-type="string" calcext:value-type="string">
            <text:p>Development of building project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Aquae Sulis Ltd</text:p>
          </table:table-cell>
          <table:table-cell office:value-type="float" office:value="11070384" calcext:value-type="float">
            <text:p>1107038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11-17" calcext:value-type="date">
            <text:p>17 Nov 2017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Country Shopping Ltd</text:p>
          </table:table-cell>
          <table:table-cell office:value-type="float" office:value="3544772" calcext:value-type="float">
            <text:p>354477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8-04-14" calcext:value-type="date">
            <text:p>14 Apr 1998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Developments Ltd</text:p>
          </table:table-cell>
          <table:table-cell office:value-type="float" office:value="8130690" calcext:value-type="float">
            <text:p>8130690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2-07-05" calcext:value-type="date">
            <text:p>5 Jul 2012</text:p>
          </table:table-cell>
          <table:table-cell table:style-name="ce15" office:value-type="date" office:date-value="2017-07-11" calcext:value-type="date">
            <text:p>11 Jul 2017</text:p>
          </table:table-cell>
          <table:table-cell office:value-type="float" office:value="41202" calcext:value-type="float">
            <text:p>41202</text:p>
          </table:table-cell>
          <table:table-cell office:value-type="string" calcext:value-type="string">
            <text:p>Construction of domestic building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Estates Ltd</text:p>
          </table:table-cell>
          <table:table-cell office:value-type="float" office:value="1758817" calcext:value-type="float">
            <text:p>175881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3-10-05" calcext:value-type="date">
            <text:p>5 Oct 1983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Festival Shopping Ltd</text:p>
          </table:table-cell>
          <table:table-cell office:value-type="float" office:value="1967508" calcext:value-type="float">
            <text:p>1967508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1985-12-02" calcext:value-type="date">
            <text:p>2 Dec 1985</text:p>
          </table:table-cell>
          <table:table-cell table:style-name="ce15" office:value-type="date" office:date-value="2015-08-18" calcext:value-type="date">
            <text:p>18 Aug 2015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Holdings Ltd</text:p>
          </table:table-cell>
          <table:table-cell office:value-type="float" office:value="4166283" calcext:value-type="float">
            <text:p>416628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02-22" calcext:value-type="date">
            <text:p>22 Feb 2001</text:p>
          </table:table-cell>
          <table:table-cell table:style-name="ce15"/>
          <table:table-cell office:value-type="float" office:value="64203" calcext:value-type="float">
            <text:p>64203</text:p>
          </table:table-cell>
          <table:table-cell office:value-type="string" calcext:value-type="string">
            <text:p>Activities of construction holding companie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Homes Ltd</text:p>
          </table:table-cell>
          <table:table-cell office:value-type="float" office:value="1965376" calcext:value-type="float">
            <text:p>196537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5-11-26" calcext:value-type="date">
            <text:p>26 Nov 1985</text:p>
          </table:table-cell>
          <table:table-cell table:style-name="ce15"/>
          <table:table-cell office:value-type="float" office:value="41202" calcext:value-type="float">
            <text:p>41202</text:p>
          </table:table-cell>
          <table:table-cell office:value-type="string" calcext:value-type="string">
            <text:p>Construction of domestic building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Investment Holdings Ltd</text:p>
          </table:table-cell>
          <table:table-cell office:value-type="float" office:value="4137926" calcext:value-type="float">
            <text:p>413792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01-09" calcext:value-type="date">
            <text:p>9 Jan 2001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Investments Ltd</text:p>
          </table:table-cell>
          <table:table-cell office:value-type="float" office:value="13262958" calcext:value-type="float">
            <text:p>1326295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03-12" calcext:value-type="date">
            <text:p>12 Mar 2021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Leisure Holdings Ltd</text:p>
          </table:table-cell>
          <table:table-cell office:value-type="float" office:value="4137948" calcext:value-type="float">
            <text:p>413794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01-09" calcext:value-type="date">
            <text:p>9 Jan 2001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Ltd</text:p>
          </table:table-cell>
          <table:table-cell office:value-type="float" office:value="1702241" calcext:value-type="float">
            <text:p>170224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3-02-24" calcext:value-type="date">
            <text:p>24 Feb 1983</text:p>
          </table:table-cell>
          <table:table-cell table:style-name="ce15"/>
          <table:table-cell office:value-type="float" office:value="41100" calcext:value-type="float">
            <text:p>41100</text:p>
          </table:table-cell>
          <table:table-cell office:value-type="string" calcext:value-type="string">
            <text:p>Development of building projects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MMIII Ltd</text:p>
          </table:table-cell>
          <table:table-cell office:value-type="float" office:value="4614207" calcext:value-type="float">
            <text:p>461420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2-12-11" calcext:value-type="date">
            <text:p>11 Dec 2002</text:p>
          </table:table-cell>
          <table:table-cell table:style-name="ce15"/>
          <table:table-cell office:value-type="float" office:value="68100" calcext:value-type="float">
            <text:p>68100</text:p>
          </table:table-cell>
          <table:table-cell office:value-type="string" calcext:value-type="string">
            <text:p>Buying and selling of own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MMVI Ltd</text:p>
          </table:table-cell>
          <table:table-cell office:value-type="float" office:value="5997053" calcext:value-type="float">
            <text:p>599705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6-11-13" calcext:value-type="date">
            <text:p>13 Nov 2006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MMXI Ltd</text:p>
          </table:table-cell>
          <table:table-cell office:value-type="float" office:value="7778771" calcext:value-type="float">
            <text:p>7778771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1-09-19" calcext:value-type="date">
            <text:p>19 Sep 2011</text:p>
          </table:table-cell>
          <table:table-cell table:style-name="ce15" office:value-type="date" office:date-value="2018-03-20" calcext:value-type="date">
            <text:p>20 Mar 2018</text:p>
          </table:table-cell>
          <table:table-cell office:value-type="float" office:value="68100" calcext:value-type="float">
            <text:p>68100</text:p>
          </table:table-cell>
          <table:table-cell office:value-type="string" calcext:value-type="string">
            <text:p>Buying and selling of own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MTC Ltd</text:p>
          </table:table-cell>
          <table:table-cell office:value-type="float" office:value="13263502" calcext:value-type="float">
            <text:p>13263502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21-03-12" calcext:value-type="date">
            <text:p>12 Mar 2021</text:p>
          </table:table-cell>
          <table:table-cell table:style-name="ce15" office:value-type="date" office:date-value="2021-09-07" calcext:value-type="date">
            <text:p>7 Sep 2021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NDD Ltd</text:p>
          </table:table-cell>
          <table:table-cell office:value-type="float" office:value="13229508" calcext:value-type="float">
            <text:p>1322950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02-26" calcext:value-type="date">
            <text:p>26 Feb 2021</text:p>
          </table:table-cell>
          <table:table-cell table:style-name="ce15"/>
          <table:table-cell office:value-type="float" office:value="78300" calcext:value-type="float">
            <text:p>78300</text:p>
          </table:table-cell>
          <table:table-cell office:value-type="string" calcext:value-type="string">
            <text:p>Human resources provision and management of human resources function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Properties Ltd</text:p>
          </table:table-cell>
          <table:table-cell office:value-type="float" office:value="13259364" calcext:value-type="float">
            <text:p>13259364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21-03-11" calcext:value-type="date">
            <text:p>11 Mar 2021</text:p>
          </table:table-cell>
          <table:table-cell table:style-name="ce15" office:value-type="date" office:date-value="2021-09-07" calcext:value-type="date">
            <text:p>7 Sep 2021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Properties Ltd</text:p>
          </table:table-cell>
          <table:table-cell office:value-type="float" office:value="3833449" calcext:value-type="float">
            <text:p>3833449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1999-08-31" calcext:value-type="date">
            <text:p>31 Aug 1999</text:p>
          </table:table-cell>
          <table:table-cell table:style-name="ce15" office:value-type="date" office:date-value="2017-08-08" calcext:value-type="date">
            <text:p>8 Aug 2017</text:p>
          </table:table-cell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Realty Ltd</text:p>
          </table:table-cell>
          <table:table-cell office:value-type="float" office:value="4573216" calcext:value-type="float">
            <text:p>4573216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2-10-25" calcext:value-type="date">
            <text:p>25 Oct 2002</text:p>
          </table:table-cell>
          <table:table-cell table:style-name="ce15" office:value-type="date" office:date-value="2016-10-18" calcext:value-type="date">
            <text:p>18 Oct 2016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Realty Ltd</text:p>
          </table:table-cell>
          <table:table-cell office:value-type="float" office:value="13259331" calcext:value-type="float">
            <text:p>13259331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21-03-11" calcext:value-type="date">
            <text:p>11 Mar 2021</text:p>
          </table:table-cell>
          <table:table-cell table:style-name="ce15" office:value-type="date" office:date-value="2021-09-07" calcext:value-type="date">
            <text:p>7 Sep 2021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Residential Ltd</text:p>
          </table:table-cell>
          <table:table-cell office:value-type="float" office:value="9696778" calcext:value-type="float">
            <text:p>969677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5-07-21" calcext:value-type="date">
            <text:p>21 Jul 2015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Retail Ltd</text:p>
          </table:table-cell>
          <table:table-cell office:value-type="float" office:value="3648655" calcext:value-type="float">
            <text:p>364865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8-10-13" calcext:value-type="date">
            <text:p>13 Oct 1998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Securities Ltd</text:p>
          </table:table-cell>
          <table:table-cell office:value-type="float" office:value="2582571" calcext:value-type="float">
            <text:p>258257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1-02-14" calcext:value-type="date">
            <text:p>14 Feb 1991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gle One Village Shopping Ltd</text:p>
          </table:table-cell>
          <table:table-cell office:value-type="float" office:value="3211055" calcext:value-type="float">
            <text:p>321105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6-06-12" calcext:value-type="date">
            <text:p>12 Jun 1996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stfield Orchard Management Company Ltd</text:p>
          </table:table-cell>
          <table:table-cell office:value-type="float" office:value="9698137" calcext:value-type="float">
            <text:p>969813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5-07-22" calcext:value-type="date">
            <text:p>22 Jul 2015</text:p>
          </table:table-cell>
          <table:table-cell table:style-name="ce15"/>
          <table:table-cell office:value-type="float" office:value="98000" calcext:value-type="float">
            <text:p>98000</text:p>
          </table:table-cell>
          <table:table-cell office:value-type="string" calcext:value-type="string">
            <text:p>Residents property management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P Manco Ltd</text:p>
          </table:table-cell>
          <table:table-cell office:value-type="float" office:value="3661337" calcext:value-type="float">
            <text:p>366133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8-11-04" calcext:value-type="date">
            <text:p>4 Nov 1998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son Tiger Ltd</text:p>
          </table:table-cell>
          <table:table-cell office:value-type="float" office:value="5129754" calcext:value-type="float">
            <text:p>512975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4-05-17" calcext:value-type="date">
            <text:p>17 May 2004</text:p>
          </table:table-cell>
          <table:table-cell table:style-name="ce15"/>
          <table:table-cell office:value-type="float" office:value="80100" calcext:value-type="float">
            <text:p>80100</text:p>
          </table:table-cell>
          <table:table-cell office:value-type="string" calcext:value-type="string">
            <text:p>Private security activities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GMC Ltd</text:p>
          </table:table-cell>
          <table:table-cell office:value-type="float" office:value="6907829" calcext:value-type="float">
            <text:p>6907829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9-05-18" calcext:value-type="date">
            <text:p>18 May 2009</text:p>
          </table:table-cell>
          <table:table-cell table:style-name="ce15" office:value-type="date" office:date-value="2020-09-29" calcext:value-type="date">
            <text:p>29 Sep 2020</text:p>
          </table:table-cell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ngineers Gate Manager UK LLP</text:p>
          </table:table-cell>
          <table:table-cell office:value-type="string" calcext:value-type="string">
            <text:p>OC401051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29" calcext:value-type="date">
            <text:p>29 Jul 2015</text:p>
          </table:table-cell>
          <table:table-cell table:style-name="ce15" office:value-type="date" office:date-value="2020-09-22" calcext:value-type="date">
            <text:p>22 Sep 2020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th Floor Reading Bridge House, George Street, Reading RG1 8LS 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DC Ltd</text:p>
          </table:table-cell>
          <table:table-cell office:value-type="float" office:value="4339678" calcext:value-type="float">
            <text:p>433967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12-13" calcext:value-type="date">
            <text:p>13 Dec 2001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xesys Ltd</text:p>
          </table:table-cell>
          <table:table-cell office:value-type="float" office:value="15266368" calcext:value-type="float">
            <text:p>1526636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3-11-07" calcext:value-type="date">
            <text:p>7 Nov 2023</text:p>
          </table:table-cell>
          <table:table-cell table:style-name="ce15"/>
          <table:table-cell office:value-type="float" office:value="62012" calcext:value-type="float">
            <text:p>62012</text:p>
          </table:table-cell>
          <table:table-cell office:value-type="string" calcext:value-type="string">
            <text:p>Business and domestic software developmen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14, 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xeter Eyewear Ltd</text:p>
          </table:table-cell>
          <table:table-cell office:value-type="float" office:value="14292661" calcext:value-type="float">
            <text:p>1429266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2-08-12" calcext:value-type="date">
            <text:p>12 Aug 2022</text:p>
          </table:table-cell>
          <table:table-cell table:style-name="ce15"/>
          <table:table-cell office:value-type="float" office:value="47782" calcext:value-type="float">
            <text:p>47782</text:p>
          </table:table-cell>
          <table:table-cell office:value-type="string" calcext:value-type="string">
            <text:p>Retail sale by optician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1 Angel Hill, Tiverton EX16 6PE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eter Science Park Ltd</text:p>
          </table:table-cell>
          <table:table-cell office:value-type="float" office:value="6828415" calcext:value-type="float">
            <text:p>682841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9-02-24" calcext:value-type="date">
            <text:p>24 Feb 2009</text:p>
          </table:table-cell>
          <table:table-cell table:style-name="ce15"/>
          <table:table-cell office:value-type="string" calcext:value-type="string">
            <text:p>55900 82990</text:p>
          </table:table-cell>
          <table:table-cell office:value-type="string" calcext:value-type="string">
            <text:p>Other accommodation, Other business support service activities not elsewhere classified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xeter Scientific Developments Ltd</text:p>
          </table:table-cell>
          <table:table-cell office:value-type="float" office:value="9566634" calcext:value-type="float">
            <text:p>956663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5-04-29" calcext:value-type="date">
            <text:p>29 Apr 2015</text:p>
          </table:table-cell>
          <table:table-cell table:style-name="ce15"/>
          <table:table-cell office:value-type="string" calcext:value-type="string">
            <text:p>26600 74909</text:p>
          </table:table-cell>
          <table:table-cell office:value-type="string" calcext:value-type="string">
            <text:p>Manufacture of irradiation, electromedical and electrotherapeutic equipment, Other professional, scientific and technical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dwoods, 2 Clyst Works Clyst Road, Topsham EX3 0DB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mouth Quay Management Company Ltd</text:p>
          </table:table-cell>
          <table:table-cell office:value-type="float" office:value="3292469" calcext:value-type="float">
            <text:p>329246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6-12-16" calcext:value-type="date">
            <text:p>16 Dec 1996</text:p>
          </table:table-cell>
          <table:table-cell table:style-name="ce15"/>
          <table:table-cell office:value-type="float" office:value="98000" calcext:value-type="float">
            <text:p>98000</text:p>
          </table:table-cell>
          <table:table-cell office:value-type="string" calcext:value-type="string">
            <text:p>Residents property management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Z-Base UK Ltd</text:p>
          </table:table-cell>
          <table:table-cell office:value-type="float" office:value="12558357" calcext:value-type="float">
            <text:p>1255835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0-04-16" calcext:value-type="date">
            <text:p>16 Apr 2020</text:p>
          </table:table-cell>
          <table:table-cell table:style-name="ce15"/>
          <table:table-cell office:value-type="float" office:value="63110" calcext:value-type="float">
            <text:p>63110</text:p>
          </table:table-cell>
          <table:table-cell office:value-type="string" calcext:value-type="string">
            <text:p>Data processing, hosting and related activi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 Tiger Moth Road, Skypark, Clyst Honiton EX5 2FW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E News.co.uk Ltd</text:p>
          </table:table-cell>
          <table:table-cell office:value-type="float" office:value="5229474" calcext:value-type="float">
            <text:p>522947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4-09-13" calcext:value-type="date">
            <text:p>13 Sep 2004</text:p>
          </table:table-cell>
          <table:table-cell table:style-name="ce15"/>
          <table:table-cell office:value-type="float" office:value="99999" calcext:value-type="float">
            <text:p>99999</text:p>
          </table:table-cell>
          <table:table-cell office:value-type="string" calcext:value-type="string">
            <text:p>Dormant compan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5 Harrington Lane, The Library Room, Pinhoe, Exeter EX4 8PF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estival Park (Ebbw Vale) Management Company Ltd</text:p>
          </table:table-cell>
          <table:table-cell office:value-type="float" office:value="2980747" calcext:value-type="float">
            <text:p>2980747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1994-10-19" calcext:value-type="date">
            <text:p>19 Oct 1994</text:p>
          </table:table-cell>
          <table:table-cell table:style-name="ce15" office:value-type="date" office:date-value="2014-05-06" calcext:value-type="date">
            <text:p>6 May 2014</text:p>
          </table:table-cell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PMC Ltd</text:p>
          </table:table-cell>
          <table:table-cell office:value-type="float" office:value="3923876" calcext:value-type="float">
            <text:p>3923876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0-02-11" calcext:value-type="date">
            <text:p>11 Feb 2000</text:p>
          </table:table-cell>
          <table:table-cell table:style-name="ce15" office:value-type="date" office:date-value="2014-05-06" calcext:value-type="date">
            <text:p>6 May 2014</text:p>
          </table:table-cell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SE Group (26 subsidiary companies + 9 partnerships)</text:p>
          </table:table-cell>
          <table:table-cell office:value-type="float" office:value="4463599" calcext:value-type="float">
            <text:p>446359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2-06-18" calcext:value-type="date">
            <text:p>18 Jun 2002</text:p>
          </table:table-cell>
          <table:table-cell table:style-name="ce15"/>
          <table:table-cell office:value-type="float" office:value="82990" calcext:value-type="float">
            <text:p>82990</text:p>
          </table:table-cell>
          <table:table-cell office:value-type="string" calcext:value-type="string">
            <text:p>Other business support service activities not elsewhere classified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First Floor Linea House, Harvest Crescent, Fleet, Hampshire GU51 2UZ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utureworld Ltd</text:p>
          </table:table-cell>
          <table:table-cell office:value-type="float" office:value="3442530" calcext:value-type="float">
            <text:p>3442530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1997-10-01" calcext:value-type="date">
            <text:p>1 Oct 1997</text:p>
          </table:table-cell>
          <table:table-cell table:style-name="ce15" office:value-type="date" office:date-value="2017-06-20" calcext:value-type="date">
            <text:p>20 Jun 2017</text:p>
          </table:table-cell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orsham Green Ltd</text:p>
          </table:table-cell>
          <table:table-cell office:value-type="float" office:value="10393443" calcext:value-type="float">
            <text:p>1039344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6-09-26" calcext:value-type="date">
            <text:p>26 Sep 2016</text:p>
          </table:table-cell>
          <table:table-cell table:style-name="ce15"/>
          <table:table-cell office:value-type="float" office:value="99999" calcext:value-type="float">
            <text:p>99999</text:p>
          </table:table-cell>
          <table:table-cell office:value-type="string" calcext:value-type="string">
            <text:p>Dormant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deal First Car Ltd</text:p>
          </table:table-cell>
          <table:table-cell office:value-type="float" office:value="11604007" calcext:value-type="float">
            <text:p>1160400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10-04" calcext:value-type="date">
            <text:p>4 Oct 2018</text:p>
          </table:table-cell>
          <table:table-cell table:style-name="ce15"/>
          <table:table-cell office:value-type="float" office:value="63120" calcext:value-type="float">
            <text:p>63120</text:p>
          </table:table-cell>
          <table:table-cell office:value-type="string" calcext:value-type="string">
            <text:p>Web portal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ca Ventures LLP</text:p>
          </table:table-cell>
          <table:table-cell office:value-type="string" calcext:value-type="string">
            <text:p>OC36833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1-09-23" calcext:value-type="date">
            <text:p>23 Sep 2011</text:p>
          </table:table-cell>
          <table:table-cell table:style-name="ce15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Esp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Joiin Ltd</text:p>
          </table:table-cell>
          <table:table-cell office:value-type="float" office:value="10881174" calcext:value-type="float">
            <text:p>1088117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07-24" calcext:value-type="date">
            <text:p>24 Jul 2017</text:p>
          </table:table-cell>
          <table:table-cell table:style-name="ce15"/>
          <table:table-cell office:value-type="float" office:value="62012" calcext:value-type="float">
            <text:p>62012</text:p>
          </table:table-cell>
          <table:table-cell office:value-type="string" calcext:value-type="string">
            <text:p>Business and domestic software developmen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F14, 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larian Ltd</text:p>
          </table:table-cell>
          <table:table-cell office:value-type="float" office:value="9405147" calcext:value-type="float">
            <text:p>940514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5-01-26" calcext:value-type="date">
            <text:p>26 Jan 2015</text:p>
          </table:table-cell>
          <table:table-cell table:style-name="ce15"/>
          <table:table-cell office:value-type="float" office:value="62090" calcext:value-type="float">
            <text:p>62090</text:p>
          </table:table-cell>
          <table:table-cell office:value-type="string" calcext:value-type="string">
            <text:p>Other information technology service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ratus House, Emperor Way, Exeter Business Park, Exeter EX1 3QS 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ne Eagle Estates Ltd</text:p>
          </table:table-cell>
          <table:table-cell office:value-type="float" office:value="4429047" calcext:value-type="float">
            <text:p>442904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2-05-01" calcext:value-type="date">
            <text:p>1 May 2002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ne Eagle Investments Ltd</text:p>
          </table:table-cell>
          <table:table-cell office:value-type="float" office:value="4621472" calcext:value-type="float">
            <text:p>4621472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2-12-19" calcext:value-type="date">
            <text:p>19 Dec 2002</text:p>
          </table:table-cell>
          <table:table-cell table:style-name="ce15" office:value-type="date" office:date-value="2014-03-25" calcext:value-type="date">
            <text:p>25 Mar 2014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ne Eagle Properties Ltd</text:p>
          </table:table-cell>
          <table:table-cell office:value-type="float" office:value="4466922" calcext:value-type="float">
            <text:p>446692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2-06-21" calcext:value-type="date">
            <text:p>21 Jun 2002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ne Eagle Retail Ltd</text:p>
          </table:table-cell>
          <table:table-cell office:value-type="float" office:value="4252332" calcext:value-type="float">
            <text:p>425233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07-13" calcext:value-type="date">
            <text:p>13 Jul 2001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one Eagle Securities Ltd</text:p>
          </table:table-cell>
          <table:table-cell office:value-type="float" office:value="4809696" calcext:value-type="float">
            <text:p>480969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3-06-24" calcext:value-type="date">
            <text:p>24 Jun 2003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PMC Ltd</text:p>
          </table:table-cell>
          <table:table-cell office:value-type="float" office:value="4138850" calcext:value-type="float">
            <text:p>413885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1-01-10" calcext:value-type="date">
            <text:p>10 Jan 2001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stro Exchange Ltd</text:p>
          </table:table-cell>
          <table:table-cell office:value-type="float" office:value="8098838" calcext:value-type="float">
            <text:p>8098838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2-06-08" calcext:value-type="date">
            <text:p>8 Jun 2012</text:p>
          </table:table-cell>
          <table:table-cell table:style-name="ce15" office:value-type="date" office:date-value="2020-01-14" calcext:value-type="date">
            <text:p>14 Jan 2020</text:p>
          </table:table-cell>
          <table:table-cell office:value-type="float" office:value="62012" calcext:value-type="float">
            <text:p>62012</text:p>
          </table:table-cell>
          <table:table-cell office:value-type="string" calcext:value-type="string">
            <text:p>Business and domestic software development</text:p>
          </table:table-cell>
          <table:table-cell table:number-columns-repeated="2"/>
          <table:table-cell office:value-type="string" calcext:value-type="string">
            <text:p>Unit 1a Grow On Building, 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stro Services Ltd</text:p>
          </table:table-cell>
          <table:table-cell office:value-type="float" office:value="8796207" calcext:value-type="float">
            <text:p>8796207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3-11-29" calcext:value-type="date">
            <text:p>29 Nov 2013</text:p>
          </table:table-cell>
          <table:table-cell table:style-name="ce15" office:value-type="date" office:date-value="2019-12-17" calcext:value-type="date">
            <text:p>17 Dec 2019</text:p>
          </table:table-cell>
          <table:table-cell office:value-type="float" office:value="62012" calcext:value-type="float">
            <text:p>62012</text:p>
          </table:table-cell>
          <table:table-cell office:value-type="string" calcext:value-type="string">
            <text:p>Business and domestic software development</text:p>
          </table:table-cell>
          <table:table-cell table:number-columns-repeated="2"/>
          <table:table-cell office:value-type="string" calcext:value-type="string">
            <text:p><text:span text:style-name="T2">Unit </text:span>1a Grow On Building, 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istro Technology Ltd</text:p>
          </table:table-cell>
          <table:table-cell office:value-type="float" office:value="8097145" calcext:value-type="float">
            <text:p>8097145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2-06-07" calcext:value-type="date">
            <text:p>7 Jun 2012</text:p>
          </table:table-cell>
          <table:table-cell table:style-name="ce15" office:value-type="date" office:date-value="2019-12-17" calcext:value-type="date">
            <text:p>17 Dec 2019</text:p>
          </table:table-cell>
          <table:table-cell office:value-type="float" office:value="62012" calcext:value-type="float">
            <text:p>62012</text:p>
          </table:table-cell>
          <table:table-cell office:value-type="string" calcext:value-type="string">
            <text:p>Business and domestic software development</text:p>
          </table:table-cell>
          <table:table-cell table:number-columns-repeated="2"/>
          <table:table-cell office:value-type="string" calcext:value-type="string">
            <text:p><text:span text:style-name="T2">Unit </text:span>1a Grow On Building, 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ire Associates Ltd</text:p>
          </table:table-cell>
          <table:table-cell office:value-type="float" office:value="3764280" calcext:value-type="float">
            <text:p>376428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9-05-04" calcext:value-type="date">
            <text:p>4 May 1999</text:p>
          </table:table-cell>
          <table:table-cell table:style-name="ce15"/>
          <table:table-cell office:value-type="float" office:value="41100" calcext:value-type="float">
            <text:p>41100</text:p>
          </table:table-cell>
          <table:table-cell office:value-type="string" calcext:value-type="string">
            <text:p>Development of building project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mak Suites Unit C, Bishops Mews, Transport Way, Oxford OX4 6HD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arine AI Ltd</text:p>
          </table:table-cell>
          <table:table-cell office:value-type="float" office:value="11088766" calcext:value-type="float">
            <text:p>1108876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11-29" calcext:value-type="date">
            <text:p>29 Nov 2017</text:p>
          </table:table-cell>
          <table:table-cell table:style-name="ce15"/>
          <table:table-cell office:value-type="string" calcext:value-type="string">
            <text:p>72190 74100</text:p>
          </table:table-cell>
          <table:table-cell office:value-type="string" calcext:value-type="string">
            <text:p>Other research and experimental development on natural sciences and engineering, Specialised design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urnchapel Wharf, Barton Road, Plymouth PL9 9RQ 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onahans Financial Services Ltd</text:p>
          </table:table-cell>
          <table:table-cell office:value-type="float" office:value="3710646" calcext:value-type="float">
            <text:p>371064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9-02-10" calcext:value-type="date">
            <text:p>10 Feb 1999</text:p>
          </table:table-cell>
          <table:table-cell table:style-name="ce15"/>
          <table:table-cell office:value-type="string" calcext:value-type="string">
            <text:p>66190 66220 66290</text:p>
          </table:table-cell>
          <table:table-cell office:value-type="string" calcext:value-type="string">
            <text:p>Activities auxiliary to financial intermediation not elsewhere classified, Activities of insurance agents and brokers, Other activities auxiliary to insurance and pension funding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nahans Holdings Ltd</text:p>
          </table:table-cell>
          <table:table-cell office:value-type="float" office:value="11160391" calcext:value-type="float">
            <text:p>1116039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01-19" calcext:value-type="date">
            <text:p>19 Jan 2018</text:p>
          </table:table-cell>
          <table:table-cell table:style-name="ce15"/>
          <table:table-cell office:value-type="float" office:value="99999" calcext:value-type="float">
            <text:p>99999</text:p>
          </table:table-cell>
          <table:table-cell office:value-type="string" calcext:value-type="string">
            <text:p>Dormant company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WFS Ltd</text:p>
          </table:table-cell>
          <table:table-cell office:value-type="float" office:value="2832360" calcext:value-type="float">
            <text:p>283236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3-07-01" calcext:value-type="date">
            <text:p>1 Jul 1993</text:p>
          </table:table-cell>
          <table:table-cell table:style-name="ce15"/>
          <table:table-cell office:value-type="float" office:value="64999" calcext:value-type="float">
            <text:p>64999</text:p>
          </table:table-cell>
          <table:table-cell office:value-type="string" calcext:value-type="string">
            <text:p>Financial intermediation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yotron (UK) Ltd</text:p>
          </table:table-cell>
          <table:table-cell office:value-type="float" office:value="11023769" calcext:value-type="float">
            <text:p>11023769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7-10-20" calcext:value-type="date">
            <text:p>20 Oct 2017</text:p>
          </table:table-cell>
          <table:table-cell table:style-name="ce15" office:value-type="date" office:date-value="2019-12-03" calcext:value-type="date">
            <text:p>3 Dec 2019</text:p>
          </table:table-cell>
          <table:table-cell office:value-type="float" office:value="62090" calcext:value-type="float">
            <text:p>62090</text:p>
          </table:table-cell>
          <table:table-cell office:value-type="string" calcext:value-type="string">
            <text:p>Other information technology service activitie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ak Tree Business Park (Kingskerswell) Management Company Ltd</text:p>
          </table:table-cell>
          <table:table-cell office:value-type="float" office:value="14264201" calcext:value-type="float">
            <text:p>1426420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2-07-29" calcext:value-type="date">
            <text:p>29 Jul 2022</text:p>
          </table:table-cell>
          <table:table-cell table:style-name="ce15"/>
          <table:table-cell office:value-type="float" office:value="98000" calcext:value-type="float">
            <text:p>98000</text:p>
          </table:table-cell>
          <table:table-cell office:value-type="string" calcext:value-type="string">
            <text:p>Residents property management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nyx Business Parks Avonmouth Ltd</text:p>
          </table:table-cell>
          <table:table-cell office:value-type="float" office:value="14921166" calcext:value-type="float">
            <text:p>1492116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3-06-07" calcext:value-type="date">
            <text:p>7 Jun 2023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nyx Business Parks Barnstaple Ltd</text:p>
          </table:table-cell>
          <table:table-cell office:value-type="float" office:value="14010541" calcext:value-type="float">
            <text:p>1401054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2-03-29" calcext:value-type="date">
            <text:p>29 Mar 2022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nyx Business Parks Exeter Ltd</text:p>
          </table:table-cell>
          <table:table-cell office:value-type="float" office:value="14967261" calcext:value-type="float">
            <text:p>1496726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3-06-28" calcext:value-type="date">
            <text:p>28 Jun 2023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nyx Business Parks Ltd</text:p>
          </table:table-cell>
          <table:table-cell office:value-type="float" office:value="12919636" calcext:value-type="float">
            <text:p>1291963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0-10-01" calcext:value-type="date">
            <text:p>1 Oct 2020</text:p>
          </table:table-cell>
          <table:table-cell table:style-name="ce15"/>
          <table:table-cell office:value-type="float" office:value="64203" calcext:value-type="float">
            <text:p>64203</text:p>
          </table:table-cell>
          <table:table-cell office:value-type="string" calcext:value-type="string">
            <text:p>Activities of construction holding companies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nyx Business Parks Wellington Ltd</text:p>
          </table:table-cell>
          <table:table-cell office:value-type="float" office:value="14014411" calcext:value-type="float">
            <text:p>1401441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2-03-31" calcext:value-type="date">
            <text:p>31 Mar 2022</text:p>
          </table:table-cell>
          <table:table-cell table:style-name="ce15"/>
          <table:table-cell office:value-type="float" office:value="41201" calcext:value-type="float">
            <text:p>41201</text:p>
          </table:table-cell>
          <table:table-cell office:value-type="string" calcext:value-type="string">
            <text:p>Construction of commercial buildings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xi-Tech Solutions Ltd</text:p>
          </table:table-cell>
          <table:table-cell office:value-type="float" office:value="10761534" calcext:value-type="float">
            <text:p>1076153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05-09" calcext:value-type="date">
            <text:p>9 May 2017</text:p>
          </table:table-cell>
          <table:table-cell table:style-name="ce15"/>
          <table:table-cell office:value-type="string" calcext:value-type="string">
            <text:p>36000 86900</text:p>
          </table:table-cell>
          <table:table-cell office:value-type="string" calcext:value-type="string">
            <text:p>Water collection, treatment and supply, Other human health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remough Innovation Centre, Tremough Campus, Penryn, Cornwall TR10 9TA 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rity Housing Ltd</text:p>
          </table:table-cell>
          <table:table-cell office:value-type="float" office:value="6509466" calcext:value-type="float">
            <text:p>6509466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08-02-20" calcext:value-type="date">
            <text:p>20 Feb 2008</text:p>
          </table:table-cell>
          <table:table-cell table:style-name="ce15" office:value-type="date" office:date-value="2015-10-20" calcext:value-type="date">
            <text:p>20 Oct 2015</text:p>
          </table:table-cell>
          <table:table-cell office:value-type="float" office:value="68100" calcext:value-type="float">
            <text:p>68100</text:p>
          </table:table-cell>
          <table:table-cell office:value-type="string" calcext:value-type="string">
            <text:p>Buying and selling of own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rkweald Ltd</text:p>
          </table:table-cell>
          <table:table-cell office:value-type="float" office:value="7059980" calcext:value-type="float">
            <text:p>705998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9-10-28" calcext:value-type="date">
            <text:p>28 Oct 2009</text:p>
          </table:table-cell>
          <table:table-cell table:style-name="ce15"/>
          <table:table-cell office:value-type="float" office:value="68100" calcext:value-type="float">
            <text:p>68100</text:p>
          </table:table-cell>
          <table:table-cell office:value-type="string" calcext:value-type="string">
            <text:p>Buying and selling of own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ntesting UK Ltd</text:p>
          </table:table-cell>
          <table:table-cell office:value-type="float" office:value="6894198" calcext:value-type="float">
            <text:p>689419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9-05-01" calcext:value-type="date">
            <text:p>1 May 2009</text:p>
          </table:table-cell>
          <table:table-cell table:style-name="ce15"/>
          <table:table-cell office:value-type="float" office:value="62090" calcext:value-type="float">
            <text:p>62090</text:p>
          </table:table-cell>
          <table:table-cell office:value-type="string" calcext:value-type="string">
            <text:p>Other information technology service activiti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eorge Parker Bidder Building, 4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HMC 1 Ltd</text:p>
          </table:table-cell>
          <table:table-cell office:value-type="float" office:value="2451959" calcext:value-type="float">
            <text:p>245195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9-12-13" calcext:value-type="date">
            <text:p>13 Dec 1989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HMC 2 Ltd</text:p>
          </table:table-cell>
          <table:table-cell office:value-type="float" office:value="2453086" calcext:value-type="float">
            <text:p>245308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9-12-15" calcext:value-type="date">
            <text:p>15 Dec 1989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ibox Ltd</text:p>
          </table:table-cell>
          <table:table-cell office:value-type="float" office:value="10073236" calcext:value-type="float">
            <text:p>10073236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6-03-18" calcext:value-type="date">
            <text:p>18 Mar 2016</text:p>
          </table:table-cell>
          <table:table-cell table:style-name="ce15" office:value-type="date" office:date-value="2019-08-20" calcext:value-type="date">
            <text:p>20 Aug 2019</text:p>
          </table:table-cell>
          <table:table-cell office:value-type="float" office:value="63110" calcext:value-type="float">
            <text:p>63110</text:p>
          </table:table-cell>
          <table:table-cell office:value-type="string" calcext:value-type="string">
            <text:p>Data processing, hosting and related activities</text:p>
          </table:table-cell>
          <table:table-cell table:number-columns-repeated="2"/>
          <table:table-cell office:value-type="string" calcext:value-type="string">
            <text:p>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DS Hold Ltd</text:p>
          </table:table-cell>
          <table:table-cell office:value-type="float" office:value="9686187" calcext:value-type="float">
            <text:p>9686187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14" calcext:value-type="date">
            <text:p>14 Jul 2015</text:p>
          </table:table-cell>
          <table:table-cell table:style-name="ce15" office:value-type="date" office:date-value="2020-12-29" calcext:value-type="date">
            <text:p>29 Dec 2020</text:p>
          </table:table-cell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anterra Systems Ltd</text:p>
          </table:table-cell>
          <table:table-cell office:value-type="float" office:value="13157033" calcext:value-type="float">
            <text:p>1315703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01-25" calcext:value-type="date">
            <text:p>25 Jan 2021</text:p>
          </table:table-cell>
          <table:table-cell table:style-name="ce15"/>
          <table:table-cell office:value-type="string" calcext:value-type="string">
            <text:p>74901 74909</text:p>
          </table:table-cell>
          <table:table-cell office:value-type="string" calcext:value-type="string">
            <text:p>Environmental consulting activities, Other professional, scientific and technical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entenary House Peninsula Park, Rydon Lane, Exeter EX2 7XE 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ef Business Systems Ltd</text:p>
          </table:table-cell>
          <table:table-cell office:value-type="float" office:value="6273256" calcext:value-type="float">
            <text:p>627325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06-08" calcext:value-type="date">
            <text:p>8 Jun 2007</text:p>
          </table:table-cell>
          <table:table-cell table:style-name="ce15"/>
          <table:table-cell office:value-type="float" office:value="74909" calcext:value-type="float">
            <text:p>74909</text:p>
          </table:table-cell>
          <table:table-cell office:value-type="string" calcext:value-type="string">
            <text:p>Other professional, scientific and technical activities not elsewhere classified</text:p>
          </table:table-cell>
          <table:table-cell table:number-columns-repeated="2"/>
          <table:table-cell office:value-type="string" calcext:value-type="string">
            <text:p>Turing Building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zComm (Airport Direct Travel Ltd)</text:p>
          </table:table-cell>
          <table:table-cell office:value-type="float" office:value="5788943" calcext:value-type="float">
            <text:p>578894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6-04-21" calcext:value-type="date">
            <text:p>21 Apr 2006</text:p>
          </table:table-cell>
          <table:table-cell table:style-name="ce15"/>
          <table:table-cell office:value-type="float" office:value="63120" calcext:value-type="float">
            <text:p>63120</text:p>
          </table:table-cell>
          <table:table-cell office:value-type="string" calcext:value-type="string">
            <text:p>Web portal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shford House, Grenadier Road, Exeter EX1 3LH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cky Gull Ltd</text:p>
          </table:table-cell>
          <table:table-cell office:value-type="float" office:value="2479117" calcext:value-type="float">
            <text:p>247911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0-03-09" calcext:value-type="date">
            <text:p>9 Mar 1990</text:p>
          </table:table-cell>
          <table:table-cell table:style-name="ce15"/>
          <table:table-cell office:value-type="float" office:value="68209" calcext:value-type="float">
            <text:p>68209</text:p>
          </table:table-cell>
          <table:table-cell office:value-type="string" calcext:value-type="string">
            <text:p>Other letting and operating of own or leased real estat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14" office:value-type="string" calcext:value-type="string">
            <text:p>RX-Info Ltd</text:p>
          </table:table-cell>
          <table:table-cell table:style-name="ce14" office:value-type="float" office:value="4981011" calcext:value-type="float">
            <text:p>4981011</text:p>
          </table:table-cell>
          <table:table-cell table:style-name="ce14" office:value-type="string" calcext:value-type="string">
            <text:p>Active</text:p>
          </table:table-cell>
          <table:table-cell table:style-name="ce16" office:value-type="date" office:date-value="2003-12-01" calcext:value-type="date">
            <text:p>1 Dec 2003</text:p>
          </table:table-cell>
          <table:table-cell table:style-name="ce16"/>
          <table:table-cell table:style-name="ce14" office:value-type="float" office:value="62012" calcext:value-type="float">
            <text:p>62012</text:p>
          </table:table-cell>
          <table:table-cell table:style-name="ce14" office:value-type="string" calcext:value-type="string">
            <text:p>Business and domestic software development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1 Colleton Crescent, Exeter EX2 4DG 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010"/>
        </table:table-row>
        <table:table-row table:style-name="ro2">
          <table:table-cell office:value-type="string" calcext:value-type="string">
            <text:p>Securious Ltd</text:p>
          </table:table-cell>
          <table:table-cell office:value-type="float" office:value="6337870" calcext:value-type="float">
            <text:p>6337870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08-08" calcext:value-type="date">
            <text:p>8 Aug 2007</text:p>
          </table:table-cell>
          <table:table-cell table:style-name="ce15"/>
          <table:table-cell office:value-type="float" office:value="62020" calcext:value-type="float">
            <text:p>62020</text:p>
          </table:table-cell>
          <table:table-cell office:value-type="string" calcext:value-type="string">
            <text:p>Information technology consultancy activitie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eorge Parker Bidder Building, 4 Babbage Way, Exeter EX5 2F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14" table:number-columns-repeated="1010"/>
        </table:table-row>
        <table:table-row table:style-name="ro2">
          <table:table-cell office:value-type="string" calcext:value-type="string">
            <text:p>Serosep UK Ltd</text:p>
          </table:table-cell>
          <table:table-cell office:value-type="float" office:value="8096199" calcext:value-type="float">
            <text:p>809619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2-06-07" calcext:value-type="date">
            <text:p>7 Jun 2012</text:p>
          </table:table-cell>
          <table:table-cell table:style-name="ce15"/>
          <table:table-cell office:value-type="float" office:value="74909" calcext:value-type="float">
            <text:p>74909</text:p>
          </table:table-cell>
          <table:table-cell office:value-type="string" calcext:value-type="string">
            <text:p>Other professional, scientific and technical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2-3 Baird Close, Crawley, West Sussex RH10 9SY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TSquared Exeter (SETSquared Ltd)</text:p>
          </table:table-cell>
          <table:table-cell office:value-type="float" office:value="12774234" calcext:value-type="float">
            <text:p>1277423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0-07-28" calcext:value-type="date">
            <text:p>28 Jul 2020</text:p>
          </table:table-cell>
          <table:table-cell table:style-name="ce15"/>
          <table:table-cell office:value-type="float" office:value="82990" calcext:value-type="float">
            <text:p>82990</text:p>
          </table:table-cell>
          <table:table-cell office:value-type="string" calcext:value-type="string">
            <text:p>Other business support service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University Of Bath Innovation Centre, Broad Quay, Bath BA1 1UB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Retail Centre (Man. Co.) Ltd</text:p>
          </table:table-cell>
          <table:table-cell office:value-type="float" office:value="3648695" calcext:value-type="float">
            <text:p>364869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8-10-13" calcext:value-type="date">
            <text:p>13 Oct 1998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pman Financial Planning Ltd</text:p>
          </table:table-cell>
          <table:table-cell office:value-type="float" office:value="6984287" calcext:value-type="float">
            <text:p>698428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9-08-07" calcext:value-type="date">
            <text:p>7 Aug 2009</text:p>
          </table:table-cell>
          <table:table-cell table:style-name="ce15"/>
          <table:table-cell office:value-type="float" office:value="65110" calcext:value-type="float">
            <text:p>65110</text:p>
          </table:table-cell>
          <table:table-cell office:value-type="string" calcext:value-type="string">
            <text:p>Life insuranc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pman Group Holdings Ltd</text:p>
          </table:table-cell>
          <table:table-cell office:value-type="float" office:value="11681914" calcext:value-type="float">
            <text:p>1168191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11-16" calcext:value-type="date">
            <text:p>16 Nov 2018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pman Group Ltd</text:p>
          </table:table-cell>
          <table:table-cell office:value-type="float" office:value="3971374" calcext:value-type="float">
            <text:p>3971374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0-04-13" calcext:value-type="date">
            <text:p>13 Apr 2000</text:p>
          </table:table-cell>
          <table:table-cell table:style-name="ce15"/>
          <table:table-cell office:value-type="float" office:value="70100" calcext:value-type="float">
            <text:p>70100</text:p>
          </table:table-cell>
          <table:table-cell office:value-type="string" calcext:value-type="string">
            <text:p>Activities of head office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pman Holdings Ltd</text:p>
          </table:table-cell>
          <table:table-cell office:value-type="float" office:value="11709862" calcext:value-type="float">
            <text:p>1170986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8-12-04" calcext:value-type="date">
            <text:p>4 Dec 2018</text:p>
          </table:table-cell>
          <table:table-cell table:style-name="ce15"/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pman Wealth Management Ltd</text:p>
          </table:table-cell>
          <table:table-cell office:value-type="float" office:value="2837635" calcext:value-type="float">
            <text:p>283763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3-07-20" calcext:value-type="date">
            <text:p>20 Jul 1993</text:p>
          </table:table-cell>
          <table:table-cell table:style-name="ce15"/>
          <table:table-cell office:value-type="float" office:value="64999" calcext:value-type="float">
            <text:p>64999</text:p>
          </table:table-cell>
          <table:table-cell office:value-type="string" calcext:value-type="string">
            <text:p>Financial intermediation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allholdr Ltd</text:p>
          </table:table-cell>
          <table:table-cell office:value-type="float" office:value="10880458" calcext:value-type="float">
            <text:p>1088045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07-24" calcext:value-type="date">
            <text:p>24 Jul 2017</text:p>
          </table:table-cell>
          <table:table-cell table:style-name="ce15"/>
          <table:table-cell office:value-type="float" office:value="63110" calcext:value-type="float">
            <text:p>63110</text:p>
          </table:table-cell>
          <table:table-cell office:value-type="string" calcext:value-type="string">
            <text:p>Data processing, hosting and related activities</text:p>
          </table:table-cell>
          <table:table-cell table:number-columns-repeated="2"/>
          <table:table-cell office:value-type="string" calcext:value-type="string">
            <text:p>C/O Revel Innovation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arti Environmental Ltd</text:p>
          </table:table-cell>
          <table:table-cell office:value-type="float" office:value="9142533" calcext:value-type="float">
            <text:p>914253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4-07-22" calcext:value-type="date">
            <text:p>22 Jul 2014</text:p>
          </table:table-cell>
          <table:table-cell table:style-name="ce15"/>
          <table:table-cell office:value-type="float" office:value="74100" calcext:value-type="float">
            <text:p>74100</text:p>
          </table:table-cell>
          <table:table-cell office:value-type="string" calcext:value-type="string">
            <text:p>Specialised design activiti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outhgate House, 59 Magdalen Street, Exeter EX2 4HY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tantec Ltd</text:p>
          </table:table-cell>
          <table:table-cell office:value-type="float" office:value="2516029" calcext:value-type="float">
            <text:p>2516029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0-06-27" calcext:value-type="date">
            <text:p>27 Jun 1990</text:p>
          </table:table-cell>
          <table:table-cell table:style-name="ce15"/>
          <table:table-cell office:value-type="float" office:value="71111" calcext:value-type="float">
            <text:p>71111</text:p>
          </table:table-cell>
          <table:table-cell office:value-type="string" calcext:value-type="string">
            <text:p>Architectural activitie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uckingham Court, Kingsmead Business Park, Frederick Place, London Road, High Wycombe HP11 1JU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llis Travel Ltd</text:p>
          </table:table-cell>
          <table:table-cell office:value-type="float" office:value="11781885" calcext:value-type="float">
            <text:p>11781885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9-01-22" calcext:value-type="date">
            <text:p>22 Jan 2019</text:p>
          </table:table-cell>
          <table:table-cell table:style-name="ce15" office:value-type="date" office:date-value="2020-09-22" calcext:value-type="date">
            <text:p>22 Sep 2020</text:p>
          </table:table-cell>
          <table:table-cell office:value-type="float" office:value="55209" calcext:value-type="float">
            <text:p>55209</text:p>
          </table:table-cell>
          <table:table-cell office:value-type="string" calcext:value-type="string">
            <text:p>Other holiday and other collective accommodation</text:p>
          </table:table-cell>
          <table:table-cell table:number-columns-repeated="2"/>
          <table:table-cell office:value-type="string" calcext:value-type="string">
            <text:p>C/O Rentivo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DDS 2015 Hold Ltd</text:p>
          </table:table-cell>
          <table:table-cell office:value-type="float" office:value="9686194" calcext:value-type="float">
            <text:p>9686194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14" calcext:value-type="date">
            <text:p>14 Jul 2015</text:p>
          </table:table-cell>
          <table:table-cell table:style-name="ce15" office:value-type="date" office:date-value="2020-12-29" calcext:value-type="date">
            <text:p>29 Dec 2020</text:p>
          </table:table-cell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Square Management Company (Bath) Ltd</text:p>
          </table:table-cell>
          <table:table-cell office:value-type="float" office:value="2413092" calcext:value-type="float">
            <text:p>2413092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89-08-14" calcext:value-type="date">
            <text:p>14 Aug 1989</text:p>
          </table:table-cell>
          <table:table-cell table:style-name="ce15"/>
          <table:table-cell office:value-type="float" office:value="68320" calcext:value-type="float">
            <text:p>68320</text:p>
          </table:table-cell>
          <table:table-cell office:value-type="string" calcext:value-type="string">
            <text:p>Management of real estate on a fee or contract basis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ta Technologies Ltd</text:p>
          </table:table-cell>
          <table:table-cell office:value-type="float" office:value="6137537" calcext:value-type="float">
            <text:p>613753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03-05" calcext:value-type="date">
            <text:p>5 Mar 2007</text:p>
          </table:table-cell>
          <table:table-cell table:style-name="ce15"/>
          <table:table-cell office:value-type="float" office:value="74909" calcext:value-type="float">
            <text:p>74909</text:p>
          </table:table-cell>
          <table:table-cell office:value-type="string" calcext:value-type="string">
            <text:p>Other professional, scientific and technical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ornfield Management Company Ltd</text:p>
          </table:table-cell>
          <table:table-cell office:value-type="float" office:value="10976871" calcext:value-type="float">
            <text:p>1097687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09-22" calcext:value-type="date">
            <text:p>22 Sep 2017</text:p>
          </table:table-cell>
          <table:table-cell table:style-name="ce15"/>
          <table:table-cell office:value-type="float" office:value="98000" calcext:value-type="float">
            <text:p>98000</text:p>
          </table:table-cell>
          <table:table-cell office:value-type="string" calcext:value-type="string">
            <text:p>Residents property management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eeconomics Ltd</text:p>
          </table:table-cell>
          <table:table-cell office:value-type="float" office:value="7497755" calcext:value-type="float">
            <text:p>7497755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1-01-19" calcext:value-type="date">
            <text:p>19 Jan 2011</text:p>
          </table:table-cell>
          <table:table-cell table:style-name="ce15"/>
          <table:table-cell office:value-type="float" office:value="2100" calcext:value-type="float">
            <text:p>2100</text:p>
          </table:table-cell>
          <table:table-cell office:value-type="string" calcext:value-type="string">
            <text:p>Silviculture and other forestry activitie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TL Holdings Ltd</text:p>
          </table:table-cell>
          <table:table-cell office:value-type="float" office:value="6764178" calcext:value-type="float">
            <text:p>6764178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8-12-02" calcext:value-type="date">
            <text:p>2 Dec 2008</text:p>
          </table:table-cell>
          <table:table-cell table:style-name="ce15"/>
          <table:table-cell office:value-type="float" office:value="74990" calcext:value-type="float">
            <text:p>74990</text:p>
          </table:table-cell>
          <table:table-cell office:value-type="string" calcext:value-type="string">
            <text:p>Non-trading company</text:p>
          </table:table-cell>
          <table:table-cell table:number-columns-repeated="2"/>
          <table:table-cell office:value-type="string" calcext:value-type="string">
            <text:p>3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iversity of Exeter Centre for Future Clean Mobility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niversity of Exeter Engineering Research Centre, Anning Drive, Exeter EX5 2GD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iversity of Exeter Innovation, Impact and Business</text:p>
          </table:table-cell>
          <table:table-cell table:number-columns-repeated="2"/>
          <table:table-cell table:style-name="ce15" table:number-columns-repeated="2"/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Innovation Centre, University of Exeter, Streatham Campus, Exeter EX4 4RN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 Simulators, University of Exeter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niversity of Exeter Engineering Research Centre, Anning Drive, Exeter EX5 2GD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terinary Pathology Group Ltd</text:p>
          </table:table-cell>
          <table:table-cell office:value-type="float" office:value="11006776" calcext:value-type="float">
            <text:p>1100677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17-10-11" calcext:value-type="date">
            <text:p>11 Oct 2017</text:p>
          </table:table-cell>
          <table:table-cell table:style-name="ce15"/>
          <table:table-cell office:value-type="string" calcext:value-type="string">
            <text:p>75000 82990</text:p>
          </table:table-cell>
          <table:table-cell office:value-type="string" calcext:value-type="string">
            <text:p>Veterinary activities, Other business support service activities not elsewhere classifie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ivax-Metrotech Ltd</text:p>
          </table:table-cell>
          <table:table-cell office:value-type="float" office:value="8253003" calcext:value-type="float">
            <text:p>825300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1-10-15" calcext:value-type="date">
            <text:p>15 Oct 2021</text:p>
          </table:table-cell>
          <table:table-cell table:style-name="ce15"/>
          <table:table-cell office:value-type="float" office:value="46520" calcext:value-type="float">
            <text:p>46520</text:p>
          </table:table-cell>
          <table:table-cell office:value-type="string" calcext:value-type="string">
            <text:p>Wholesale of electronic and telecommunications equipment and parts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5 New Street Square, London EC4A 3TW</text:p>
          </table:table-cell>
          <table:table-cell table:style-name="ce14" office:value-type="string" calcext:value-type="string">
            <text:p>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LSI Hold Ltd</text:p>
          </table:table-cell>
          <table:table-cell office:value-type="float" office:value="9690349" calcext:value-type="float">
            <text:p>9690349</text:p>
          </table:table-cell>
          <table:table-cell office:value-type="string" calcext:value-type="string">
            <text:p>Dissolved</text:p>
          </table:table-cell>
          <table:table-cell table:style-name="ce15" office:value-type="date" office:date-value="2015-07-16" calcext:value-type="date">
            <text:p>16 Jul 2015</text:p>
          </table:table-cell>
          <table:table-cell table:style-name="ce15" office:value-type="date" office:date-value="2020-12-29" calcext:value-type="date">
            <text:p>29 Dec 2020</text:p>
          </table:table-cell>
          <table:table-cell office:value-type="float" office:value="64209" calcext:value-type="float">
            <text:p>64209</text:p>
          </table:table-cell>
          <table:table-cell office:value-type="string" calcext:value-type="string">
            <text:p>Activities of other holding companies not elsewhere classified</text:p>
          </table:table-cell>
          <table:table-cell table:number-columns-repeated="2"/>
          <table:table-cell office:value-type="string" calcext:value-type="string">
            <text:p>Unit 1b,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estpark (Wellington) Management Company Ltd</text:p>
          </table:table-cell>
          <table:table-cell office:value-type="float" office:value="14666883" calcext:value-type="float">
            <text:p>14666883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23-02-16" calcext:value-type="date">
            <text:p>16 Feb 2023</text:p>
          </table:table-cell>
          <table:table-cell table:style-name="ce15"/>
          <table:table-cell office:value-type="float" office:value="98000" calcext:value-type="float">
            <text:p>98000</text:p>
          </table:table-cell>
          <table:table-cell office:value-type="string" calcext:value-type="string">
            <text:p>Residents property management</text:p>
          </table:table-cell>
          <table:table-cell table:number-columns-repeated="2"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hichers LFA Ltd</text:p>
          </table:table-cell>
          <table:table-cell office:value-type="float" office:value="3586741" calcext:value-type="float">
            <text:p>3586741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8-06-24" calcext:value-type="date">
            <text:p>24 Jun 1998</text:p>
          </table:table-cell>
          <table:table-cell table:style-name="ce15"/>
          <table:table-cell office:value-type="float" office:value="65110" calcext:value-type="float">
            <text:p>65110</text:p>
          </table:table-cell>
          <table:table-cell office:value-type="string" calcext:value-type="string">
            <text:p>Life insurance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ldwood Wealth Management Ltd</text:p>
          </table:table-cell>
          <table:table-cell office:value-type="float" office:value="3800907" calcext:value-type="float">
            <text:p>3800907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1999-07-05" calcext:value-type="date">
            <text:p>5 Jul 1999</text:p>
          </table:table-cell>
          <table:table-cell table:style-name="ce15"/>
          <table:table-cell office:value-type="float" office:value="74909" calcext:value-type="float">
            <text:p>74909</text:p>
          </table:table-cell>
          <table:table-cell office:value-type="string" calcext:value-type="string">
            <text:p>Other professional, scientific and technical activities not elsewhere classified</text:p>
          </table:table-cell>
          <table:table-cell table:number-columns-repeated="2"/>
          <table:table-cell office:value-type="string" calcext:value-type="string">
            <text:p>Eagle House, 1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any Ants Ltd</text:p>
          </table:table-cell>
          <table:table-cell office:value-type="float" office:value="6306766" calcext:value-type="float">
            <text:p>6306766</text:p>
          </table:table-cell>
          <table:table-cell office:value-type="string" calcext:value-type="string">
            <text:p>Active</text:p>
          </table:table-cell>
          <table:table-cell table:style-name="ce15" office:value-type="date" office:date-value="2007-07-09" calcext:value-type="date">
            <text:p>9 Jul 2007</text:p>
          </table:table-cell>
          <table:table-cell table:style-name="ce15"/>
          <table:table-cell office:value-type="string" calcext:value-type="string">
            <text:p>62012 62020</text:p>
          </table:table-cell>
          <table:table-cell office:value-type="string" calcext:value-type="string">
            <text:p>Business and domestic software development, Information technology consultancy activitie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6 Babbage Way, Exeter EX5 2FN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panies-House-search-results'.A1:'Companies-House-search-results'.M1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4T21:41:44.420747867</dc:date>
    <meta:editing-duration>PT6H14M7S</meta:editing-duration>
    <meta:editing-cycles>43</meta:editing-cycles>
    <meta:document-statistic meta:table-count="1" meta:cell-count="1216" meta:object-count="0"/>
  </office:meta>
</office:document-meta>
</file>